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8.084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5.2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006cm"/>
    </style:style>
    <style:style style:name="ro4" style:family="table-row">
      <style:table-row-properties style:row-height="2.008cm"/>
    </style:style>
    <style:style style:name="ce1" style:family="table-cell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rl-tb"/>
    </style:style>
    <style:style style:name="P1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end" style:writing-mode="rl-tb"/>
      <style:text-properties fo:font-style="normal" style:font-style-asian="normal" style:font-style-complex="normal"/>
    </style:style>
    <style:style style:name="P20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21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normal" style:font-size-asian="40pt" style:font-style-asian="normal" style:font-name-complex="Nachlieli CLM" style:font-size-complex="40pt" style:font-style-complex="normal"/>
    </style:style>
    <style:style style:name="T17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0000cc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0" style:family="text">
      <style:text-properties fo:color="#0000cc" style:font-name="Nachlieli CLM" fo:font-size="40pt" style:font-size-asian="40pt" style:font-name-complex="Nachlieli CLM" style:font-size-complex="40pt"/>
    </style:style>
    <style:style style:name="T21" style:family="text">
      <style:text-properties fo:color="#009900" style:font-name="Nachlieli CLM" fo:font-size="40pt" style:font-size-asian="40pt" style:font-name-complex="Nachlieli CLM" style:font-size-complex="40pt"/>
    </style:style>
    <style:style style:name="T22" style:family="text">
      <style:text-properties fo:color="#cc0000" style:font-name="Nachlieli CLM" fo:font-size="40pt" style:font-size-asian="40pt" style:font-name-complex="Nachlieli CLM" style:font-size-complex="40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007826" style:font-name="Nachlieli CLM" fo:font-size="40pt" style:font-size-asian="40pt" style:font-name-complex="Nachlieli CLM" style:font-size-complex="40pt"/>
    </style:style>
    <style:style style:name="T27" style:family="text">
      <style:text-properties fo:color="#cc0066" style:font-name="Nachlieli CLM" fo:font-size="40pt" style:font-size-asian="40pt" style:font-name-complex="Nachlieli CLM" style:font-size-complex="40pt"/>
    </style:style>
    <style:style style:name="T28" style:family="text">
      <style:text-properties fo:color="#cc0066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9" style:family="text">
      <style:text-properties fo:color="#66cc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30" style:family="text">
      <style:text-properties style:use-window-font-color="true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1" style:family="text">
      <style:text-properties style:use-window-font-color="true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2" style:family="text">
      <style:text-properties fo:color="#0000cc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3" style:family="text">
      <style:text-properties fo:color="#00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4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5" style:family="text">
      <style:text-properties fo:color="#cc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6" style:family="text">
      <style:text-properties fo:color="#ff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ff0000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38" style:family="text">
      <style:text-properties fo:color="#009900" style:font-name="Nachlieli CLM" fo:font-size="20pt" fo:font-style="normal" style:font-size-asian="20pt" style:font-style-asian="normal" style:font-name-complex="Nachlieli CLM" style:font-size-complex="20pt" style:font-style-complex="normal"/>
    </style:style>
    <style:style style:name="T39" style:family="text">
      <style:text-properties fo:color="#00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0" style:family="text">
      <style:text-properties style:use-window-font-color="true" style:font-name="Nachlieli CLM" fo:font-size="32pt" fo:font-style="normal" style:font-size-asian="32pt" style:font-style-asian="normal" style:font-name-complex="Nachlieli CLM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</text:span><text:span text:style-name="T1">קה </text:span><text:span text:style-name="T1">הוג</text:span><text:span text:style-name="T1">נת </text:span><text:span text:style-name="T1">של </text:span><text:span text:style-name="T1">חפ</text:span><text:span text:style-name="T1">צים </text:span><text:span text:style-name="T1">בדי</text:span><text:span text:style-name="T1">דים</text:span><text:span text:style-name="T1"><text:line-break/></text:span><text:span text:style-name="T1">Fai</text:span><text:span text:style-name="T1">r </text:span><text:span text:style-name="T1">Ind</text:span><text:span text:style-name="T1">ivi</text:span><text:span text:style-name="T1">sib</text:span><text:span text:style-name="T1">le </text:span><text:span text:style-name="T1">Ite</text:span><text:span text:style-name="T1">m </text:span><text:span text:style-name="T1">As</text:span><text:span text:style-name="T1">sig</text:span><text:span text:style-name="T1">nm</text:span><text:span text:style-name="T1">ent</text:span><text:span text:style-name="T2"><text:line-break/></text:span><text:span text:style-name="T2"><text:line-break/></text:span><text:span text:style-name="T3">אראל </text:span><text:span text:style-name="T3">סגל-הל</text:span><text:span text:style-name="T3">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ם </text:span><text:span text:style-name="T6">בדידי</text:span><text:span text:style-name="T6">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ם </text:span><text:span text:style-name="T6">בין </text:span><text:span text:style-name="T6">שני </text:span><text:span text:style-name="T6">אנשים</text:span></text:p>
          </draw:text-box>
        </draw:frame>
        <draw:frame presentation:style-name="pr4" draw:text-style-name="P13" draw:layer="layout" svg:width="27.432cm" svg:height="17.693cm" svg:x="0.254cm" svg:y="2.882cm" presentation:class="outline" presentation:user-transformed="true">
          <draw:text-box>
            <text:p text:style-name="P10"><text:span text:style-name="T15">נתונים:</text:span></text:p>
            <text:list text:style-name="L2">
              <text:list-item>
                <text:p text:style-name="P10"><text:span text:style-name="T16">שני שותפים</text:span><text:span text:style-name="T17"> (למשל: דונאלד ואיוואנה)</text:span><text:span text:style-name="T16">.</text:span></text:p>
              </text:list-item>
              <text:list-item>
                <text:p text:style-name="P10"><text:span text:style-name="T17">m</text:span><text:span text:style-name="T17"> </text:span><text:span text:style-name="T15">חפצים או נושאים שיש עליהם מחלוקת</text:span></text:p>
              </text:list-item>
              <text:list-item>
                <text:p text:style-name="P10"><text:span text:style-name="T15">כל שותף מייחס ערך באחוזים לכל נושא.</text:span></text:p>
                <text:p text:style-name="P10"><text:span text:style-name="T16"/></text:p>
              </text:list-item>
            </text:list>
            <text:p text:style-name="P10"><text:span text:style-name="T18">האתגר – להחליט מי יקבל כל חפץ/נושא כך ש:</text:span></text:p>
            <text:list text:continue-numbering="true" text:style-name="L2">
              <text:list-item>
                <text:p text:style-name="P10"><text:span text:style-name="T18">לא תהיה קנאה.</text:span></text:p>
              </text:list-item>
              <text:list-item>
                <text:p text:style-name="P10"><text:span text:style-name="T18">התוצאה תהיה יעילה פארטו.</text:span></text:p>
              </text:list-item>
              <text:list-item>
                <text:p text:style-name="P10"><text:span text:style-name="T18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ם </text:span><text:span text:style-name="T6">בין </text:span><text:span text:style-name="T6">שני </text:span><text:span text:style-name="T6">אנשי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ראשון</text:span><text:span text:style-name="T20">: אחד מחלק, השני בוחר.</text:span></text:p>
            <text:list text:style-name="L2">
              <text:list-item>
                <text:p text:style-name="P10"><text:span text:style-name="T21">אין קנאה; חפץ אחד נחתך; </text:span><text:span text:style-name="T22">אבל לא יעיל פארטו.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0"><text:span text:style-name="T19"><text:line-break/></text:span><text:span text:style-name="T19">ניסיון שני</text:span><text:span text:style-name="T20">: כל חפץ נמסר למי שהכי רוצה אותו.</text:span></text:p>
            <text:list text:continue-numbering="true" text:style-name="L2">
              <text:list-item>
                <text:p text:style-name="P10"><text:span text:style-name="T21">יעיל פארטו, אף חפץ לא נחתך; </text:span><text:span text:style-name="T22">אבל יש קנאה.</text:span></text:p>
              </text:list-item>
            </text:list>
          </draw:text-box>
        </draw:frame>
        <draw:frame draw:style-name="standard" draw:layer="layout" svg:width="25.204cm" svg:height="4.002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3">20</text:span></text:p>
              </table:table-cell>
              <table:table-cell table:style-name="ce2">
                <text:p text:style-name="P1"><text:span text:style-name="T24">30</text:span></text:p>
              </table:table-cell>
              <table:table-cell table:style-name="ce2">
                <text:p text:style-name="P15"><text:span text:style-name="T24">20</text:span></text:p>
              </table:table-cell>
              <table:table-cell table:style-name="ce3">
                <text:p text:style-name="P16"><text:span text:style-name="T24">דונאלד:</text:span></text:p>
              </table:table-cell>
            </table:table-row>
            <table:table-row table:style-name="ro2" table:default-cell-style-name="ce1">
              <table:table-cell table:style-name="ce2">
                <text:p text:style-name="P15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>
                <text:p text:style-name="P1"><text:span text:style-name="T23">10</text:span></text:p>
              </table:table-cell>
              <table:table-cell>
                <text:p text:style-name="P15"><text:span text:style-name="T23">30</text:span></text:p>
              </table:table-cell>
              <table:table-cell table:style-name="ce3">
                <text:p text:style-name="P16"><text:span text:style-name="T24">איו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4.004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5"><text:span text:style-name="T24">30</text:span></text:p>
              </table:table-cell>
              <table:table-cell>
                <text:p text:style-name="P15"><text:span text:style-name="T24">30</text:span></text:p>
              </table:table-cell>
              <table:table-cell>
                <text:p text:style-name="P1"><text:span text:style-name="T24">30</text:span></text:p>
              </table:table-cell>
              <table:table-cell table:style-name="ce1">
                <text:p text:style-name="P15"><text:span text:style-name="T23">10</text:span></text:p>
              </table:table-cell>
              <table:table-cell table:style-name="ce3">
                <text:p text:style-name="P16"><text:span text:style-name="T24">דונאלד: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>
                <text:p text:style-name="P1"><text:span text:style-name="T23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6"><text:span text:style-name="T24">איו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8.549cm" svg:x="0cm" svg:y="0.3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צ</text:span><text:span text:style-name="T6">ח </text:span><text:span text:style-name="T6">המתו</text:span><text:span text:style-name="T6">קן" </text:span><text:span text:style-name="T6">(</text:span><text:span text:style-name="T6">Adju</text:span><text:span text:style-name="T6">sted </text:span><text:span text:style-name="T6">Winn</text:span><text:span text:style-name="T6">er</text:span><text:span text:style-name="T6">)</text:span><text:span text:style-name="T6"><text:line-break/></text:span><text:span text:style-name="T6">Bram</text:span><text:span text:style-name="T6">s and </text:span><text:span text:style-name="T6">Taylo</text:span><text:span text:style-name="T6">r, </text:span><text:span text:style-name="T6">1996</text:span><text:span text:style-name="T6"><text:line-break/></text:span><text:span text:style-name="T6"/></text:p>
          </draw:text-box>
        </draw:frame>
        <draw:frame presentation:style-name="pr4" draw:text-style-name="P14" draw:layer="layout" svg:width="27.432cm" svg:height="9.652cm" svg:x="0.508cm" svg:y="7.366cm" presentation:class="outline" presentation:user-transformed="true">
          <draw:text-box>
            <text:p text:style-name="P10"><text:span text:style-name="T20">א. כל חפץ נמסר למי שהכי רוצה אותו.</text:span></text:p>
            <text:p text:style-name="P10"><text:span text:style-name="T26">ב. אם סכום הנקודות שווה – סיימנו.</text:span></text:p>
            <text:p text:style-name="P10"><text:span text:style-name="T27">ג. אחרת – מסדרים את החפצים לפי </text:span><text:span text:style-name="T28">יחס הניקוד</text:span><text:span text:style-name="T27">, ומעבירים חפצים עד שסכום הנקודות משתווה.</text:span></text:p>
            <text:list text:style-name="L2">
              <text:list-item>
                <text:p text:style-name="P10"><text:span text:style-name="T29">צריך לחתוך לכל היותר חפץ אחד.</text:span></text:p>
              </text:list-item>
            </text:list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7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6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 table:style-name="ce2">
                <text:p text:style-name="P18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6"><text:span text:style-name="T24">איוואנה: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צ</text:span><text:span text:style-name="T6">ח </text:span><text:span text:style-name="T6">המתו</text:span><text:span text:style-name="T6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9"><text:span text:style-name="T30">משפט</text:span><text:span text:style-name="T31">: אלגוריתם “המנצח המתוקן” מחזיר תמיד חלוקה יעילה פארטו.</text:span></text:p>
            <text:p text:style-name="P19"><text:span text:style-name="T32">הוכחה</text:span><text:span text:style-name="T33">: יהי </text:span><text:span text:style-name="T33">r</text:span><text:span text:style-name="T33"> יחס-הניקוד של החפץ האחרון שהועבר מהמנצח/ת למפסיד/ה (</text:span><text:span text:style-name="T33">r&gt;1</text:span><text:span text:style-name="T33">).</text:span><text:span text:style-name="T33"><text:line-break/></text:span><text:span text:style-name="T34">נכפיל את הניקוד של המפסיד ב-</text:span><text:span text:style-name="T34">r</text:span><text:span text:style-name="T34">. עכשיו בחלוקה הסופית, כל חפץ נמסר למי שנותן לו ניקוד מירבי.</text:span><text:span text:style-name="T34"><text:line-break/></text:span><text:span text:style-name="T35">מכאן - החלוקה הסופית ממקסמת סכום: <text:s text:c="8"/>***</text:span><text:span text:style-name="T35"><text:line-break/></text:span><text:span text:style-name="T35"> <text:s text:c="17"/></text:span><text:span text:style-name="T35">r*v[loser] + v[winner]</text:span></text:p>
            <text:p text:style-name="P19"><text:span text:style-name="T35"/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7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6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5">30</text:span></text:p>
              </table:table-cell>
              <table:table-cell table:style-name="ce2">
                <text:p text:style-name="P18"><text:span text:style-name="T24">30</text:span></text:p>
              </table:table-cell>
              <table:table-cell table:style-name="ce2">
                <text:p text:style-name="P15"><text:span text:style-name="T24">60</text:span></text:p>
              </table:table-cell>
              <table:table-cell table:style-name="ce3">
                <text:p text:style-name="P16"><text:span text:style-name="T24">איוואנה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צ</text:span><text:span text:style-name="T6">ח </text:span><text:span text:style-name="T6">המתו</text:span><text:span text:style-name="T6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9"><text:span text:style-name="T30">משפט</text:span><text:span text:style-name="T31">: אלגוריתם “המנצח המתוקן” מחזיר תמיד חלוקה ללא קנאה.</text:span></text:p>
            <text:p text:style-name="P19"><text:span text:style-name="T32">הוכחה</text:span><text:span text:style-name="T33">: לשני השותפים ניקוד שווה. </text:span></text:p>
            <text:p text:style-name="P19"><text:span text:style-name="T34">אילו הניקוד היה קטן מ-</text:span><text:span text:style-name="T34">50</text:span><text:span text:style-name="T34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צ</text:span><text:span text:style-name="T6">ח </text:span><text:span text:style-name="T6">המתו</text:span><text:span text:style-name="T6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9"><text:span text:style-name="T30">שיקולים אסטרטגיים</text:span><text:span text:style-name="T31">:</text:span></text:p>
            <text:list text:style-name="L2">
              <text:list-item>
                <text:p text:style-name="P19"><text:span text:style-name="T36">האלגוריתם לא אמיתי</text:span><text:span text:style-name="T37"> (כמו רוב האלגוריתמים לחלוקה הוגנת)</text:span><text:span text:style-name="T36">.</text:span></text:p>
              </text:list-item>
              <text:list-item>
                <text:p text:style-name="P19"><text:span text:style-name="T34">כל שיווי-משקל נאש טהור הוא ללא קנאה.</text:span></text:p>
              </text:list-item>
              <text:list-item>
                <text:p text:style-name="P19"><text:span text:style-name="T34">כל שיווי-משקל נאש טהור משיג קירוב </text:span><text:span text:style-name="T34">3/4</text:span><text:span text:style-name="T34"> </text:span><text:span text:style-name="T34">למקסימום-סכום-הערכים.</text:span></text:p>
              </text:list-item>
              <text:list-item>
                <text:p text:style-name="P19"><text:span text:style-name="T38"><text:a xlink:href="http://www.aaai.org/ocs/index.php/IJCAI/IJCAI15/paper/download/11147/10727" xlink:type="simple">http://www.aaai.org/ocs/index.php/IJCAI/IJCAI15/paper/download/11147/10727</text:a></text:span></text:p>
              </text:list-item>
              <text:list-item>
                <text:p text:style-name="P19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צ</text:span><text:span text:style-name="T6">ח </text:span><text:span text:style-name="T6">המתו</text:span><text:span text:style-name="T6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9"><text:span text:style-name="T30">מקורות</text:span><text:span text:style-name="T31">:</text:span></text:p>
            <text:list text:style-name="L2">
              <text:list-item>
                <text:p text:style-name="P21"><text:span text:style-name="T39">Brams and Taylor: Fair Division (1996 book), The Win-Win Solution (1999 book).</text:span></text:p>
              </text:list-item>
              <text:list-item>
                <text:p text:style-name="P19"><text:span text:style-name="T31">הקורס של ויליאם גסרך – כולל מצגות סטודנטים על יישומים של האלגוריתם במקרים שונים:</text:span><text:span text:style-name="T31"><text:line-break/></text:span><text:span text:style-name="T40"><text:a xlink:href="http://www.cs.umd.edu/~gasarch/COURSES/209/S15/" xlink:type="simple">http://www.cs.umd.edu/~gasarch/COURSES/209/S15/</text:a></text:span></text:p>
              </text:list-item>
              <text:list-item>
                <text:p text:style-name="P19"><text:span text:style-name="T31">האתר של אוניברסיטת ניו-יורק – כולל הדגמה חיה ואפשרות לשלם כדי לקבל הסכם פורמלי:</text:span><text:span text:style-name="T31"><text:line-break/></text:span><text:span text:style-name="T31"><text:a xlink:href="http://www.nyu.edu/projects/adjustedwinner/" xlink:type="simple">http://www.nyu.edu/projects/adjustedwinner/</text:a></text:span></text:p>
              </text:list-item>
              <text:list-item>
                <text:p text:style-name="P19"><text:span text:style-name="T31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1">21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0</meta:editing-cycles>
    <dc:date>2018-05-21T19:15:33.908871572</dc:date>
    <meta:editing-duration>P2DT9H26M3S</meta:editing-duration>
    <meta:generator>LibreOffice/5.1.6.2$Linux_X86_64 LibreOffice_project/10m0$Build-2</meta:generator>
    <meta:document-statistic meta:object-count="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